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stdio.h&gt;</text:p>
      <text:p text:style-name="Standard">#include&lt;stdlib.h&gt;</text:p>
      <text:p text:style-name="Standard">//#include&lt;conio.h&gt;</text:p>
      <text:p text:style-name="Standard">/*</text:p>
      <text:p text:style-name="Standard">void swap(int *a, int *b){</text:p>
      <text:p text:style-name="Standard"><text:tab/>int temp=*a;</text:p>
      <text:p text:style-name="Standard"><text:tab/>*a=*b;</text:p>
      <text:p text:style-name="Standard"><text:tab/>*b=temp;</text:p>
      <text:p text:style-name="Standard">}</text:p>
      <text:p text:style-name="Standard">*/</text:p>
      <text:p text:style-name="Standard">/*</text:p>
      <text:p text:style-name="Standard">int partition(int l; int h){</text:p>
      <text:p text:style-name="Standard"><text:tab/>int pivot,temp;</text:p>
      <text:p text:style-name="Standard"><text:tab/>pivot=a[l];</text:p>
      <text:p text:style-name="Standard"><text:tab/>int i=l,j=h;</text:p>
      <text:p text:style-name="Standard"><text:tab/>while (i&lt;j){</text:p>
      <text:p text:style-name="Standard"><text:tab/><text:tab/>do</text:p>
      <text:p text:style-name="Standard"><text:tab/><text:tab/><text:tab/>i++;</text:p>
      <text:p text:style-name="Standard"><text:tab/><text:tab/>while (a[i]&lt;pivot);</text:p>
      <text:p text:style-name="Standard"/>
      <text:p text:style-name="Standard"><text:tab/><text:tab/>do</text:p>
      <text:p text:style-name="Standard"><text:tab/><text:tab/><text:tab/>j--;</text:p>
      <text:p text:style-name="Standard"><text:tab/><text:tab/>while(a[j]&gt;pivot);</text:p>
      <text:p text:style-name="Standard"/>
      <text:p text:style-name="Standard"><text:tab/><text:tab/>if (i&lt;j){</text:p>
      <text:p text:style-name="Standard"><text:tab/><text:tab/>//<text:tab/>temp=a[j];</text:p>
      <text:p text:style-name="Standard"><text:tab/><text:tab/>//<text:tab/>a[j]=a[i];</text:p>
      <text:p text:style-name="Standard"><text:tab/><text:tab/>//<text:tab/>a[i]=temp;</text:p>
      <text:p text:style-name="Standard"><text:tab/><text:tab/><text:tab/>swap(&amp;a[i],&amp;a[j])</text:p>
      <text:p text:style-name="Standard"><text:tab/><text:tab/>}</text:p>
      <text:p text:style-name="Standard"/>
      <text:p text:style-name="Standard"><text:tab/>}</text:p>
      <text:p text:style-name="Standard"><text:tab/>void quick_sort(){</text:p>
      <text:p text:style-name="Standard"/>
      <text:p text:style-name="Standard"/>
      <text:p text:style-name="Standard"/>
      <text:p text:style-name="Standard">*/</text:p>
      <text:p text:style-name="Standard"/>
      <text:p text:style-name="Standard"/>
      <text:p text:style-name="Standard">int partition(int a[], int low, int high){</text:p>
      <text:p text:style-name="Standard"><text:tab/>int pivot=a[high];</text:p>
      <text:p text:style-name="Standard"><text:tab/>int i=(low-1);</text:p>
      <text:p text:style-name="Standard"><text:tab/>int j,temp;</text:p>
      <text:p text:style-name="Standard"><text:tab/>for(j=0;j&lt;=high-1;j++){</text:p>
      <text:p text:style-name="Standard"><text:tab/><text:tab/>if (a[j]&lt;=pivot){</text:p>
      <text:p text:style-name="Standard"><text:tab/><text:tab/><text:tab/>i++;</text:p>
      <text:p text:style-name="Standard"><text:tab/><text:tab/><text:tab/>//swap(&amp;a[i], &amp;a[j]);</text:p>
      <text:p text:style-name="Standard"><text:tab/><text:tab/><text:tab/>temp=a[i];</text:p>
      <text:p text:style-name="Standard"><text:tab/><text:tab/><text:tab/>a[i]=a[j];</text:p>
      <text:p text:style-name="Standard"><text:tab/><text:tab/><text:tab/>a[j]=temp;</text:p>
      <text:p text:style-name="Standard"><text:tab/><text:tab/>}</text:p>
      <text:p text:style-name="Standard"><text:tab/>}</text:p>
      <text:p text:style-name="Standard"><text:soft-page-break/><text:tab/>//swap(&amp;a[i+1],&amp;a[high]);</text:p>
      <text:p text:style-name="Standard"><text:tab/>temp=a[i+1];</text:p>
      <text:p text:style-name="Standard"><text:tab/>a[i+1]=a[high];</text:p>
      <text:p text:style-name="Standard"><text:tab/>a[high]=temp;</text:p>
      <text:p text:style-name="Standard"><text:tab/>return (i+1);</text:p>
      <text:p text:style-name="Standard">}</text:p>
      <text:p text:style-name="Standard"/>
      <text:p text:style-name="Standard"/>
      <text:p text:style-name="Standard">void quicksort(int a[], int low, int high){</text:p>
      <text:p text:style-name="Standard"><text:tab/>if(low&lt;high){</text:p>
      <text:p text:style-name="Standard"><text:tab/><text:tab/>int pi= partition(a, low ,high);</text:p>
      <text:p text:style-name="Standard"><text:tab/> <text:s text:c="4"/>quicksort(a,low,pi-1);</text:p>
      <text:p text:style-name="Standard"><text:s text:c="7"/>quicksort(a,pi+1,high);</text:p>
      <text:p text:style-name="Standard"><text:tab/>}</text:p>
      <text:p text:style-name="Standard">}</text:p>
      <text:p text:style-name="Standard"/>
      <text:p text:style-name="Standard">void print(int a[],int size){</text:p>
      <text:p text:style-name="Standard"><text:tab/>int i;</text:p>
      <text:p text:style-name="Standard"><text:tab/>for (i-0;i&lt;size;i++){</text:p>
      <text:p text:style-name="Standard"><text:tab/><text:tab/>printf("%d",a[i]);</text:p>
      <text:p text:style-name="Standard"><text:tab/>}</text:p>
      <text:p text:style-name="Standard"><text:tab/>printf("\n");</text:p>
      <text:p text:style-name="Standard"/>
      <text:p text:style-name="Standard">}</text:p>
      <text:p text:style-name="Standard">int main(){</text:p>
      <text:p text:style-name="Standard"><text:tab/>int a[]={10,1,3,5,2,4,7};</text:p>
      <text:p text:style-name="Standard"><text:tab/>int n=sizeof(a)/sizeof(0);</text:p>
      <text:p text:style-name="Standard"><text:tab/>quicksort(a, 0, n-1);</text:p>
      <text:p text:style-name="Standard"><text:tab/>printf("thr sorted arr is");</text:p>
      <text:p text:style-name="Standard"><text:tab/>print (a,n);</text:p>
      <text:p text:style-name="Standard"><text:tab/>return 0;</text:p>
      <text:p text:style-name="Standard"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8:03:52.025049809</meta:creation-date>
    <dc:date>2018-11-20T18:05:34.105600780</dc:date>
    <meta:editing-duration>PT1M44S</meta:editing-duration>
    <meta:editing-cycles>1</meta:editing-cycles>
    <meta:document-statistic meta:table-count="0" meta:image-count="0" meta:object-count="0" meta:page-count="2" meta:paragraph-count="72" meta:word-count="129" meta:character-count="1041" meta:non-whitespace-character-count="890"/>
    <meta:generator>LibreOffice/6.0.6.2$Linux_X86_64 LibreOffice_project/00m0$Build-2</meta:generator>
  </office:meta>
</office:document-meta>
</file>